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9" table:default-cell-style-name="ce11"/>
        <table:table-row table:style-name="ro1">
          <table:table-cell table:style-name="ce1" table:formula="of:=CONCATENATE(&quot;sn(&quot;;MAX(range_sn);&quot;)&quot;)" office:value-type="string" office:string-value="sn(96)">
            <text:p>sn(9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19"/>
          <table:table-cell table:style-name="ce19" office:value-type="string">
            <text:p>type</text:p>
          </table:table-cell>
          <table:table-cell table:style-name="ce19" office:value-type="string">
            <text:p>num</text:p>
          </table:table-cell>
          <table:table-cell table:style-name="ce25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">
            <text:p>1</text:p>
          </table:table-cell>
          <table:table-cell table:style-name="ce22" office:value-type="string">
            <text:p>arpeggio</text:p>
          </table:table-cell>
          <table:table-cell table:style-name="ce24" table:formula="of:=COUNTIF(range_genre;[.M2])" office:value-type="float" office:value="2">
            <text:p>2</text:p>
          </table:table-cell>
          <table:table-cell table:style-name="ce8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16"/>
          <table:table-cell table:style-name="ce15" office:value-type="string">
            <text:p>-</text:p>
          </table:table-cell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2">
            <text:p>2</text:p>
          </table:table-cell>
          <table:table-cell table:style-name="ce22" office:value-type="string">
            <text:p>c.p.</text:p>
          </table:table-cell>
          <table:table-cell table:style-name="ce24" table:formula="of:=COUNTIF(range_genre;[.M3])" office:value-type="float" office:value="8">
            <text:p>8</text:p>
          </table:table-cell>
          <table:table-cell table:style-name="ce8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16"/>
          <table:table-cell table:style-name="ce15"/>
          <table:table-cell table:style-name="ce17" office:value-type="date" office:date-value="2019-08-08T08:10:52">
            <text:p>2019/8/8 8:1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3">
            <text:p>3</text:p>
          </table:table-cell>
          <table:table-cell table:style-name="ce22" office:value-type="string">
            <text:p>chord</text:p>
          </table:table-cell>
          <table:table-cell table:style-name="ce24" table:formula="of:=COUNTIF(range_genre;[.M4])" office:value-type="float" office:value="16">
            <text:p>16</text:p>
          </table:table-cell>
          <table:table-cell table:style-name="ce8" office:value-type="string">
            <text:p>ch</text:p>
          </table:table-cell>
          <table:table-cell table:number-columns-repeated="1009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15" office:value-type="string">
            <text:p>temp=3-4,k.E,R=2,pitch=1-8-7m-10m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4">
            <text:p>4</text:p>
          </table:table-cell>
          <table:table-cell table:style-name="ce22" office:value-type="string">
            <text:p>harmonics</text:p>
          </table:table-cell>
          <table:table-cell table:style-name="ce24" table:formula="of:=COUNTIF(range_genre;[.M5])" office:value-type="float" office:value="1">
            <text:p>1</text:p>
          </table:table-cell>
          <table:table-cell table:style-name="ce8" office:value-type="string">
            <text:p>hn</text:p>
          </table:table-cell>
          <table:table-cell table:number-columns-repeated="1009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15" office:value-type="string">
            <text:p>R=6,k.F,using-chords=F,C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5">
            <text:p>5</text:p>
          </table:table-cell>
          <table:table-cell table:style-name="ce22" office:value-type="string">
            <text:p>harmony</text:p>
          </table:table-cell>
          <table:table-cell table:style-name="ce24" table:formula="of:=COUNTIF(range_genre;[.M6])" office:value-type="float" office:value="2">
            <text:p>2</text:p>
          </table:table-cell>
          <table:table-cell table:style-name="ce8" office:value-type="string">
            <text:p>hm</text:p>
          </table:table-cell>
          <table:table-cell table:number-columns-repeated="1009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=4,cp=C6-Bf6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6">
            <text:p>6</text:p>
          </table:table-cell>
          <table:table-cell table:style-name="ce22" office:value-type="string">
            <text:p>phrase</text:p>
          </table:table-cell>
          <table:table-cell table:style-name="ce24" table:formula="of:=COUNTIF(range_genre;[.M7])" office:value-type="float" office:value="38">
            <text:p>38</text:p>
          </table:table-cell>
          <table:table-cell table:style-name="ce8" office:value-type="string">
            <text:p>f</text:p>
          </table:table-cell>
          <table:table-cell table:number-columns-repeated="1009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6+2-G6+2,R=1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7">
            <text:p>7</text:p>
          </table:table-cell>
          <table:table-cell table:style-name="ce22" office:value-type="string">
            <text:p>research</text:p>
          </table:table-cell>
          <table:table-cell table:style-name="ce24" table:formula="of:=COUNTIF(range_genre;[.M8])" office:value-type="float" office:value="16">
            <text:p>16</text:p>
          </table:table-cell>
          <table:table-cell table:style-name="ce8" office:value-type="string">
            <text:p>rs</text:p>
          </table:table-cell>
          <table:table-cell table:number-columns-repeated="1009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k.G?,R=2,cp=IV-I(?)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8">
            <text:p>8</text:p>
          </table:table-cell>
          <table:table-cell table:style-name="ce22" office:value-type="string">
            <text:p>rhythm</text:p>
          </table:table-cell>
          <table:table-cell table:style-name="ce24" table:formula="of:=COUNTIF(range_genre;[.M9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6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for=coda,k.E,progression=L6m-L7m-1(cp);k.C,R=3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9">
            <text:p>9</text:p>
          </table:table-cell>
          <table:table-cell table:style-name="ce22" office:value-type="string">
            <text:p>struct</text:p>
          </table:table-cell>
          <table:table-cell table:style-name="ce24" table:formula="of:=COUNTIF(range_genre;[.M10])" office:value-type="float" office:value="1">
            <text:p>1</text:p>
          </table:table-cell>
          <table:table-cell table:style-name="ce8"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0">
            <text:p>10</text:p>
          </table:table-cell>
          <table:table-cell table:style-name="ce22" office:value-type="string">
            <text:p>technique</text:p>
          </table:table-cell>
          <table:table-cell table:style-name="ce24" table:formula="of:=COUNTIF(range_genre;[.M11])" office:value-type="float" office:value="7">
            <text:p>7</text:p>
          </table:table-cell>
          <table:table-cell table:style-name="ce8" office:value-type="string">
            <text:p>te</text:p>
          </table:table-cell>
          <table:table-cell table:number-columns-repeated="1009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4:4-3:0-2:0,k.Eon5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1">
            <text:p>11</text:p>
          </table:table-cell>
          <table:table-cell table:style-name="ce23" office:value-type="string">
            <text:p>finger positions</text:p>
          </table:table-cell>
          <table:table-cell table:style-name="ce24" table:formula="of:=COUNTIF(range_genre;[.M12])" office:value-type="float" office:value="1">
            <text:p>1</text:p>
          </table:table-cell>
          <table:table-cell table:style-name="ce8" office:value-type="string">
            <text:p>fp</text:p>
          </table:table-cell>
          <table:table-cell table:number-columns-repeated="1009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Am7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0" office:value-type="float" office:value="12">
            <text:p>12</text:p>
          </table:table-cell>
          <table:table-cell table:style-name="ce23" office:value-type="string">
            <text:p>backing_staccato</text:p>
          </table:table-cell>
          <table:table-cell table:style-name="ce24" table:formula="of:=COUNTIF(range_genre;[.M13])" office:value-type="float" office:value="1">
            <text:p>1</text:p>
          </table:table-cell>
          <table:table-cell table:style-name="ce8" office:value-type="string">
            <text:p>b.s</text:p>
          </table:table-cell>
          <table:table-cell table:number-columns-repeated="1009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5,k.C?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hord=F6+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pitch=L5-1-5:1-4-8,k.A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3,k.C#.k.E▽(-5)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6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Xm7,k.G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i.f.=sec.1,k.Dm9▽,R=2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D▽(-5)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apo.4,R=5,k.B6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k.C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R=1,k.D△+12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7T11:48:53.83">
            <text:p>2019/8/17 11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continue=ch-5,k.C△+10,R=5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note=B-Ef-E,k.Ef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5" office:value-type="string">
            <text:p>str=3:4-2:0-1:0 </text:p>
          </table:table-cell>
          <table:table-cell table:style-name="ce15"/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Ⅲm-Ⅱm-I,R=5,k.Bf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9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09:47">
            <text:p>2019/8/8 8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rev</text:p>
          </table:table-cell>
          <table:table-cell table:style-name="ce15" table:number-columns-repeated="2"/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6T08:44:18.8">
            <text:p>2019/8/16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A,chord=I:Ⅳ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ch-7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with-rythm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fur-1,R=5 / FUR+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2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5,R=4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sec</text:p>
          </table:table-cell>
          <table:table-cell table:style-name="ce15" office:value-type="string">
            <text:p>R=6 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rev / sec-A,R=5,k.C 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6,R=5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chord=I,IV,V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capo.5,k.C6,R=7 / FUR+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19_15-18-0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F,based-on=c.p.-3,using-chords=F,G,R=2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m#,i.f.=ch-13,R=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C,R=5,using-chords=C,G,pitch=L7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theme=slide-long,k.E,R=7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pitch=9m-8-7m,k.A7,R=1 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1, R=2, R=3 </text:p>
          </table:table-cell>
          <table:table-cell table:style-name="ce15" office:value-type="string">
            <text:p>1,2,3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29</text:p>
          </table:table-cell>
          <table:table-cell table:style-name="ce3"/>
          <table:table-cell table:style-name="ce9" office:value-type="string">
            <text:p>2019-08-28_18-28-44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E,R=1,R=2 </text:p>
          </table:table-cell>
          <table:table-cell table:style-name="ce15"/>
          <table:table-cell table:style-name="ce17" office:value-type="date" office:date-value="2019-08-29T09:14:00.28">
            <text:p>2019/8/29 9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2:43">
            <text:p>2019/8/8 8:1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score=harmonica </text:p>
          </table:table-cell>
          <table:table-cell table:style-name="ce15"/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9" office:value-type="string">
            <text:p>2019-09-01_18-41-10_000.jpg</text:p>
          </table:table-cell>
          <table:table-cell table:style-name="ce3" office:value-type="string">
            <text:p>phrase,song</text:p>
          </table:table-cell>
          <table:table-cell table:style-name="ce15" office:value-type="string">
            <text:p>R=1,k.C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nst=g+h,R=1,k.C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伴奏のみ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type=fill-in,at=msr.4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2</text:p>
          </table:table-cell>
          <table:table-cell table:style-name="ce3"/>
          <table:table-cell table:style-name="ce9" office:value-type="string">
            <text:p>2019-08-31_18-23-1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4,k.D,inst=g+h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9-01T12:25:45.86">
            <text:p>2019/9/1 12:2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35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B,cap.2,R=7 </text:p>
          </table:table-cell>
          <table:table-cell table:style-name="ce15" office:value-type="float" office:value="7">
            <text:p>7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33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R=8,k.A/E</text:p>
          </table:table-cell>
          <table:table-cell table:style-name="ce15" office:value-type="float" office:value="8">
            <text:p>8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4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k.D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5"/>
          <table:table-cell table:style-name="ce17" office:value-type="date" office:date-value="2019-08-08T08:13:37">
            <text:p>2019/8/8 8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7" office:value-type="date" office:date-value="2019-08-12T08:46:42">
            <text:p>2019/8/12 8:4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019-08-13_18-05-34_000.jpg</text:p>
          </table:table-cell>
          <table:table-cell table:style-name="ce3" office:value-type="string">
            <text:p>phrase,var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.f.=sec.3,R=3,R=4</text:p>
          </table:table-cell>
          <table:table-cell table:style-name="ce15" office:value-type="string">
            <text:p>3,4</text:p>
          </table:table-cell>
          <table:table-cell table:style-name="ce17" office:value-type="date" office:date-value="2019-08-15T08:44:52.77">
            <text:p>2019/8/15 8:4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15" office:value-type="string">
            <text:p>refer=ch-13,k.C#m,pitch=L5-1-3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16"/>
          <table:table-cell table:style-name="ce15"/>
          <table:table-cell table:style-name="ce17" office:value-type="date" office:date-value="2019-08-10T10:13:56">
            <text:p>2019/8/10 10:13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15" office:value-type="string">
            <text:p>note=B-D-A:1-3-7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15" office:value-type="string">
            <text:p>capo.4,k.G#,str-1:2:3</text:p>
          </table:table-cell>
          <table:table-cell table:style-name="ce15" office:value-type="float" office:value="5">
            <text:p>5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7" office:value-type="date" office:date-value="2019-08-10T10:09:40">
            <text:p>2019/8/10 10:0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es-16</text:p>
          </table:table-cell>
          <table:table-cell table:style-name="ce3"/>
          <table:table-cell table:style-name="ce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3,コードと、一音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9-02T10:47:22.06">
            <text:p>2019/9/2 10:4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8:57:38.01">
            <text:p>2019/8/12 8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rythm,R=2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,prev.fur-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position探し,k.E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15" office:value-type="string">
            <text:p>k.E </text:p>
          </table:table-cell>
          <table:table-cell table:style-name="ce15"/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theme=finger-positions,k.E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k.E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8T08:56:22.730001">
            <text:p>2019/8/28 8:5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5" table:number-columns-repeated="2"/>
          <table:table-cell table:style-name="ce17" office:value-type="date" office:date-value="2019-08-12T09:00:07">
            <text:p>2019/8/12 9:0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となりあった弦</text:p>
          </table:table-cell>
          <table:table-cell table:style-name="ce15"/>
          <table:table-cell table:style-name="ce17" office:value-type="date" office:date-value="2019-08-14T09:42:05.01">
            <text:p>2019/8/14 9:42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ock-like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4T09:48:50.37">
            <text:p>2019/8/14 9:4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open-code,str-6:5:4:3,R=1,k.D9▽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5T08:38:41.01">
            <text:p>2019/8/15 8:38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harmonics,harmnics-flets </text:p>
          </table:table-cell>
          <table:table-cell table:style-name="ce15" office:value-type="string">
            <text:p>-</text:p>
          </table:table-cell>
          <table:table-cell table:style-name="ce17" office:value-type="date" office:date-value="2019-08-16T08:59:13.35">
            <text:p>2019/8/16 8:5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R=2,ch-5のあと、どの音に下がるか？ </text:p>
          </table:table-cell>
          <table:table-cell table:style-name="ce15" office:value-type="float" office:value="2">
            <text:p>2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i.f.=sec.3,c.p.=V-IV-I,k.F,R=6</text:p>
          </table:table-cell>
          <table:table-cell table:style-name="ce15" office:value-type="float" office:value="6">
            <text:p>6</text:p>
          </table:table-cell>
          <table:table-cell table:style-name="ce17" office:value-type="date" office:date-value="2019-08-17T11:51:28.08">
            <text:p>2019/8/17 11:5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5" office:value-type="string">
            <text:p>str=3-4:2-0:,k.E,R=1 </text:p>
          </table:table-cell>
          <table:table-cell table:style-name="ce15" office:value-type="float" office:value="1">
            <text:p>1</text:p>
          </table:table-cell>
          <table:table-cell table:style-name="ce17" office:value-type="date" office:date-value="2019-08-18T08:17:27.440001">
            <text:p>2019/8/18 8:1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rev,te-1,k.C</text:p>
          </table:table-cell>
          <table:table-cell table:style-name="ce15"/>
          <table:table-cell table:style-name="ce17" office:value-type="date" office:date-value="2019-08-30T14:57:52.71">
            <text:p>2019/8/30 14:5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-1</text:p>
          </table:table-cell>
          <table:table-cell table:style-name="ce2"/>
          <table:table-cell table:style-name="ce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7T07:35:54">
            <text:p>2019/8/7 7:35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-2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-3</text:p>
          </table:table-cell>
          <table:table-cell table:style-name="ce2"/>
          <table:table-cell table:style-name="ce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6"/>
          <table:table-cell table:style-name="ce15"/>
          <table:table-cell table:style-name="ce17" office:value-type="date" office:date-value="2019-08-08T08:07:32">
            <text:p>2019/8/8 8:07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k.E,i.f.=ch-10,R=3 </text:p>
          </table:table-cell>
          <table:table-cell table:style-name="ce15" office:value-type="float" office:value="3">
            <text:p>3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左指で、音をカット,k.E,R=1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15" office:value-type="string">
            <text:p>topic=harmony;coda,pitch=1-5-8:1-3-8,k.E,R=4 </text:p>
          </table:table-cell>
          <table:table-cell table:style-name="ce15" office:value-type="float" office:value="4">
            <text:p>4</text:p>
          </table:table-cell>
          <table:table-cell table:style-name="ce17" office:value-type="date" office:date-value="2019-08-27T10:06:18.55">
            <text:p>2019/8/27 10:06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k.E,topic=スライド+ポジション,R=3 </text:p>
          </table:table-cell>
          <table:table-cell table:style-name="ce15"/>
          <table:table-cell table:style-name="ce17" office:value-type="date" office:date-value="2019-08-19T10:29:13.5">
            <text:p>2019/8/19 10:29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15" office:value-type="string">
            <text:p>theme=和音；1-noteのみスライド,R=1,string=3:4 </text:p>
          </table:table-cell>
          <table:table-cell table:style-name="ce15"/>
          <table:table-cell table:style-name="ce17" office:value-type="date" office:date-value="2019-08-27T10:14:06.55">
            <text:p>2019/8/27 10:14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ef=email-1,R=1,k.C,cp=I-V-VIm-Ⅲm~Ⅳ-I-Ⅳ-V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15" office:value-type="string">
            <text:p>k.D,style=backing,R=2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6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ins=g+h,R=3,cp=c.p.-7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7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(copy),src=canon(pachelbell),k.C,R=4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9" office:value-type="string">
            <text:p>2019-09-02_18-21-05_000.jpg</text:p>
          </table:table-cell>
          <table:table-cell table:style-name="ce3" office:value-type="string">
            <text:p>phrase,var</text:p>
          </table:table-cell>
          <table:table-cell table:style-name="ce15" office:value-type="string">
            <text:p>R=6,tab-diagram+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38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phrase</text:p>
          </table:table-cell>
          <table:table-cell table:style-name="ce15" office:value-type="string">
            <text:p>type=blues-like,k.Em,R=5 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c.p.-8</text:p>
          </table:table-cell>
          <table:table-cell table:style-name="ce3"/>
          <table:table-cell table:style-name="ce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15" office:value-type="string">
            <text:p>ref=email-1,cp=Ⅳ-V-Ⅲm-Ⅵm~Ⅳ-V-I,R=7</text:p>
          </table:table-cell>
          <table:table-cell table:style-name="ce15"/>
          <table:table-cell table:style-name="ce17" office:value-type="date" office:date-value="2019-09-03T10:40:24.06">
            <text:p>2019/9/3 10:40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7"/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8" table:formula="of:=NOW()" office:value-type="date" office:date-value="2019-09-03T10:41:02">
            <text:p>2019/9/3 10:41</text:p>
          </table:table-cell>
          <table:table-cell table:style-name="ce10" office:value-type="string">
            <text:p>*</text:p>
          </table:table-cell>
          <table:table-cell table:style-name="ce10"/>
          <table:table-cell table:style-name="ce21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float" office:value="1">
            <text:p>1</text:p>
          </table:table-cell>
          <table:table-cell table:style-name="ce12" office:value-type="string">
            <text:p>c.p.-7</text:p>
          </table:table-cell>
          <table:table-cell table:style-name="ce12" office:value-type="string">
            <text:p>ref=email-1</text:p>
          </table:table-cell>
          <table:table-cell office:value-type="string">
            <text:p>R=1,k.C,cp=I-V-VIm-Ⅲm~Ⅳ-I-Ⅳ-V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2" office:value-type="float" office:value="2">
            <text:p>2</text:p>
          </table:table-cell>
          <table:table-cell table:style-name="ce12" office:value-type="string">
            <text:p>c.p.-7</text:p>
          </table:table-cell>
          <table:table-cell table:style-name="ce12" office:value-type="string">
            <text:p>k.D,style=backing,R=2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3">
            <text:p>3</text:p>
          </table:table-cell>
          <table:table-cell table:style-name="ce12" office:value-type="string">
            <text:p>f-36</text:p>
          </table:table-cell>
          <table:table-cell table:style-name="ce12" office:value-type="string">
            <text:p>ins=g+h,R=3,cp=c.p.-7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4">
            <text:p>4</text:p>
          </table:table-cell>
          <table:table-cell table:style-name="ce12" office:value-type="string">
            <text:p>f-37.N(copy),src=canon(pachelbell),k.C,R=4 </text:p>
          </table:table-cell>
          <table:table-cell table:style-name="ce12"/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5">
            <text:p>5</text:p>
          </table:table-cell>
          <table:table-cell table:style-name="ce12" office:value-type="string">
            <text:p>f-37;var-1</text:p>
          </table:table-cell>
          <table:table-cell table:style-name="ce12" office:value-type="string">
            <text:p>R=6,tab-diagram+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6">
            <text:p>6</text:p>
          </table:table-cell>
          <table:table-cell table:style-name="ce12" office:value-type="string">
            <text:p>f-38</text:p>
          </table:table-cell>
          <table:table-cell table:style-name="ce12" office:value-type="string">
            <text:p>type=blues-like,k.Em,R=5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 office:value-type="float" office:value="7">
            <text:p>7</text:p>
          </table:table-cell>
          <table:table-cell table:style-name="ce12" office:value-type="string">
            <text:p>c.p.-8</text:p>
          </table:table-cell>
          <table:table-cell table:style-name="ce12" office:value-type="string">
            <text:p>ref=email-1</text:p>
          </table:table-cell>
          <table:table-cell office:value-type="string">
            <text:p>cp=Ⅳ-V-Ⅲm-Ⅵm~Ⅳ-V-I,R=7</text:p>
          </table:table-cell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3" office:value-type="string">
            <text:p>steps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c</text:p>
          </table:table-cell>
          <table:table-cell table:style-name="ce12" office:value-type="string">
            <text:p>copy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50]+1" office:value-type="float" office:value="2">
            <text:p>2</text:p>
          </table:table-cell>
          <table:table-cell table:style-name="ce12" office:value-type="string">
            <text:p>sakura</text:p>
          </table:table-cell>
          <table:table-cell table:style-name="ce12" office:value-type="string">
            <text:p>C – v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51]+1" office:value-type="float" office:value="3">
            <text:p>3</text:p>
          </table:table-cell>
          <table:table-cell table:style-name="ce12" table:number-columns-repeated="2"/>
          <table:table-cell table:style-name="ce12" office:value-type="string">
            <text:p>replace : </text:p>
          </table:table-cell>
          <table:table-cell table:style-name="ce12" office:value-type="string">
            <text:p>\|\| </text:p>
          </table:table-cell>
          <table:table-cell table:style-name="ce12" office:value-type="string">
            <text:p>\r\n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[.D152]+1" office:value-type="float" office:value="4">
            <text:p>4</text:p>
          </table:table-cell>
          <table:table-cell table:style-name="ce12" table:number-columns-repeated="3"/>
          <table:table-cell table:style-name="ce12" office:value-type="string">
            <text:p>(s\.\d+):</text:p>
          </table:table-cell>
          <table:table-cell table:style-name="ce1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[.D153]+1" office:value-type="float" office:value="5">
            <text:p>5</text:p>
          </table:table-cell>
          <table:table-cell table:style-name="ce12" table:number-columns-repeated="3"/>
          <table:table-cell table:style-name="ce12" office:value-type="string">
            <text:p>\.N,</text:p>
          </table:table-cell>
          <table:table-cell table:style-name="ce12" office:value-type="string">
            <text:p>\t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 table:formula="of:=[.D154]+1" office:value-type="float" office:value="6">
            <text:p>6</text:p>
          </table:table-cell>
          <table:table-cell table:style-name="ce12" table:number-columns-repeated="3"/>
          <table:table-cell table:style-name="ce12" office:value-type="string">
            <text:p>s\.(\d+?)</text:p>
          </table:table-cell>
          <table:table-cell table:style-name="ce1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/>
          <table:table-cell table:style-name="ce12" table:number-columns-repeated="3"/>
          <table:table-cell table:style-name="ce12" office:value-type="string">
            <text:p>^(\d+?\t.+-\d+),</text:p>
          </table:table-cell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" table:formula="of:=[.D155]+1" office:value-type="float" office:value="7">
            <text:p>7</text:p>
          </table:table-cell>
          <table:table-cell table:style-name="ce12"/>
          <table:table-cell table:style-name="ce12" office:value-type="string">
            <text:p>C – a &gt; C – c</text:p>
          </table:table-cell>
          <table:table-cell table:style-name="ce12" table:number-columns-repeated="3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7]+1" office:value-type="float" office:value="8">
            <text:p>8</text:p>
          </table:table-cell>
          <table:table-cell table:style-name="ce12" office:value-type="string">
            <text:p>entries.ods</text:p>
          </table:table-cell>
          <table:table-cell table:style-name="ce12" office:value-type="string">
            <text:p>C – v</text:p>
          </table:table-cell>
          <table:table-cell table:style-name="ce12" office:value-type="string">
            <text:p>past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8]+1" office:value-type="float" office:value="9">
            <text:p>9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 office:value-type="string">
            <text:p>C/P : session num, cod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table:formula="of:=[.D159]+1" office:value-type="float" office:value="10">
            <text:p>10</text:p>
          </table:table-cell>
          <table:table-cell table:style-name="ce12" table:number-columns-repeated="2"/>
          <table:table-cell table:style-name="ce12" office:value-type="string">
            <text:p>C/P : memos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1">
            <text:p>11</text:p>
          </table:table-cell>
          <table:table-cell table:style-name="ce14"/>
          <table:table-cell table:style-name="ce12"/>
          <table:table-cell table:style-name="ce12" office:value-type="string">
            <text:p>C/P : file na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2">
            <text:p>12</text:p>
          </table:table-cell>
          <table:table-cell table:style-name="ce14"/>
          <table:table-cell table:style-name="ce12"/>
          <table:table-cell table:style-name="ce12" office:value-type="string">
            <text:p>genr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12" office:value-type="string">
            <text:p>time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4">
            <text:p>14</text:p>
          </table:table-cell>
          <table:table-cell table:style-name="ce14"/>
          <table:table-cell table:style-name="ce12"/>
          <table:table-cell table:style-name="ce12" office:value-type="string">
            <text:p>s.n.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5">
            <text:p>15</text:p>
          </table:table-cell>
          <table:table-cell table:style-name="ce14"/>
          <table:table-cell table:style-name="ce12"/>
          <table:table-cell table:style-name="ce12" office:value-type="string">
            <text:p>edit range</text:p>
          </table:table-cell>
          <table:table-cell table:style-name="ce12" office:value-type="string">
            <text:p>M – d &gt; a</text:p>
          </table:table-cell>
          <table:table-cell table:style-name="ce12"/>
          <table:table-cell table:number-columns-repeated="1015"/>
        </table:table-row>
        <table:table-row table:style-name="ro2">
          <table:table-cell table:number-columns-repeated="3"/>
          <table:table-cell table:style-name="ce8" office:value-type="float" office:value="16">
            <text:p>16</text:p>
          </table:table-cell>
          <table:table-cell table:style-name="ce14"/>
          <table:table-cell table:style-name="ce12"/>
          <table:table-cell table:style-name="ce12" office:value-type="string">
            <text:p>sort : col : C-D-A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94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" table:target-range-address="Sheet1.A2:Sheet1.I114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F2:Sheet1.F114" table:on-update-keep-styles="true" table:on-update-keep-size="false"/>
        <table:database-range table:name="range_sn" table:target-range-address="Sheet1.A2:Sheet1.A11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2019/09/03</text:date>, <text:time>10:4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3T10:41:04.04</dc:date>
    <dc:creator>iwabuchi ken</dc:creator>
    <meta:editing-duration>PT11H53M52S</meta:editing-duration>
    <meta:editing-cycles>84</meta:editing-cycles>
    <meta:generator>OpenOffice/4.1.3$Win32 OpenOffice.org_project/413m1$Build-9783</meta:generator>
    <meta:document-statistic meta:table-count="1" meta:cell-count="1053" meta:object-count="0"/>
    <meta:user-defined meta:name="sheets-banding"/>
    <meta:user-defined meta:name="sheets-original-selection"/>
  </office:meta>
</office:document-meta>
</file>